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ngaben über den Blog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Angaben über den Blog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Blogname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Erstellungsdatum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Copyright-Klausel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Blogversio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LinkEdit</text:p>
          </table:table-cell>
          <table:table-cell table:style-name="TableCell65">
            <text:p text:style-name="P66">Angaben bearbeiten</text:p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2:05:00Z</dc:date>
    <meta:template xlink:href="Normal.dotm" xlink:type="simple"/>
    <meta:editing-cycles>7</meta:editing-cycles>
    <meta:editing-duration>PT120S</meta:editing-duration>
    <meta:document-statistic meta:page-count="1" meta:paragraph-count="1" meta:word-count="40" meta:character-count="285" meta:row-count="2" meta:non-whitespace-character-count="246"/>
  </office:meta>
</office:document-meta>
</file>